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04dc31" officeooo:paragraph-rsid="00060a16"/>
    </style:style>
    <style:style style:name="P2" style:family="paragraph" style:parent-style-name="Standard">
      <style:paragraph-properties fo:line-height="150%" fo:text-align="justify" style:justify-single-word="false"/>
      <style:text-properties officeooo:rsid="0004dc31" officeooo:paragraph-rsid="00060a16"/>
    </style:style>
    <style:style style:name="P3" style:family="paragraph" style:parent-style-name="Standard">
      <style:paragraph-properties fo:line-height="150%" fo:text-align="center" style:justify-single-word="false"/>
      <style:text-properties fo:font-weight="bold" officeooo:rsid="0004dc31" officeooo:paragraph-rsid="00060a16" style:font-weight-asian="bold" style:font-weight-complex="bold"/>
    </style:style>
    <style:style style:name="T1" style:family="text">
      <style:text-properties officeooo:rsid="00059b4f"/>
    </style:style>
    <style:style style:name="T2" style:family="text">
      <style:text-properties officeooo:rsid="00060a16"/>
    </style:style>
    <style:style style:name="T3" style:family="text">
      <style:text-properties officeooo:rsid="0009ef2b"/>
    </style:style>
    <style:style style:name="T4" style:family="text">
      <style:text-properties fo:font-style="italic" officeooo:rsid="0009ef2b" style:font-style-asian="italic" style:font-style-complex="italic"/>
    </style:style>
    <style:style style:name="T5" style:family="text">
      <style:text-properties fo:font-style="normal" officeooo:rsid="0009ef2b"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text:span text:style-name="T2">Tarefa 1</text:span></text:p>
      <text:p text:style-name="P1"><text:span text:style-name="T2">Análise dos resultados</text:span></text:p>
      <text:p text:style-name="P2"/>
      <text:p text:style-name="P2"><text:tab/>Os dados apresentados não são suficientes para propor uma hipótese consistente para a progressiva queda do consumo de carne bovina e aumento do consumo de carne de frango no Reino Unido entre 1975 e 2017. <text:span text:style-name="T1">De fato, o</text:span>s dados de consumo per capita <text:span text:style-name="T1">mostram um</text:span> aumento de 152% no consumo de carne de frango (de 16,3 para 41,2kg/hab./ano) no período citado, <text:span text:style-name="T1">enquanto o consumo de carne bovina apresentou </text:span>queda de 35% (<text:span text:style-name="T1">de 40,0 para 25,8kg/hab./ano</text:span>) <text:span text:style-name="T1">no mesmo período. </text:span>À primeira vista, <text:span text:style-name="T1">esses dados parecem se relacionar a um crescente distanciamento entre os preços dos dois produtos no varejo: enquanto em 1975 <text:s/>era possível comprar cerca de 2,4kg de carne de frango pelo mesmo preço de 1kg de carne bovina, essa diferença chegou a 3,2kg de carne de frango pelo preço de 1kg de carne bovina em 2016. </text:span></text:p>
      <text:p text:style-name="P2"><text:span text:style-name="T1"><text:tab/>Entretanto, uma análise mais atenta à série histórica desses dois indicadores – o consumo per capita e os preços no varejo -, representada nos Gráficos 2 e 4 anexos, põe em dúvida essa conclusão como principal explicação para o fenômeno observado ao longo do intervalo. Se os valores observados nos extremos da série histórica parecem impressionantes, uma comparação ano a ano permite mostrar que a maior parte do crescimento do consumo de carne de frango em relação ao consumo de carne bovina se deu, na verdade, antes que houvesse um descolamento significativo dos preços dos dois produtos no varejo. O consumo de carne de frango teve incrementos relativamente constantes no período de 1975-2006, da ordem de 0,76kg/hab. ao ano, em média, apresentando flutuações nos anos seguintes. Esse aumento ocorreu de forma independente da relação entre os preços no varejo, que oscilou ao redor de uma média de 2,46:1 até 2009 – muito próxima, portanto, da relação observada em 1975 –, apresentando flutuações de curta duração (incluindo o mínimo histórico da relação de preços, <text:s/>1,8:1, em 1998, e o máximo histórico, 3,3:1, em 1982) que, no máximo, alteraram a velocidade, mas não a tendência geral da substituição da carne bovina pela de frango.</text:span></text:p>
      <text:p text:style-name="P2"><text:tab/><text:span text:style-name="T3">Considerando, portanto, que o descolamento entre os preços dos dois tipos de carne no varejo só ocorre de forma mais consistente a partir de 2009, quando a transição para a carne de frango já se encontrava relativamente consolidada, outros fatores devem haver contribuído para essa mudança de hábitos. É possível, por exemplo, que tal transformação se relacione a mudanças culturais, ações de </text:span><text:span text:style-name="T4">marketing</text:span><text:span text:style-name="T5"> e </text:span><text:span text:style-name="T4">lobbies</text:span><text:span text:style-name="T5">, inclusive aqueles que advogam pela redução no consumo de “carnes vermelhas” – e sua substituição pelas chamadas “carnes brancas”, a de frango inclusive, por serem supostamente mais saudáveis. Em relação ao preço, é possível que o aumento recente da diferença entre os preços dessas carnes seja mais uma consequência do que uma causa desse fenômeno, já que economias de escala e o aumento da produtividade por meio da criação intensiva </text:span><text:soft-page-break/><text:span text:style-name="T5">de frangos podem haver contribuído para manter os preços dessa carne relativamente estáveis, ao mesmo tempo em que os preços da carne bovina eram pressionados pelo aumento da demanda nos mercados emerge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Zen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8:28:57.136858207</meta:creation-date>
    <dc:date>2018-10-14T20:00:58.243549172</dc:date>
    <meta:editing-duration>PT24M6S</meta:editing-duration>
    <meta:editing-cycles>1</meta:editing-cycles>
    <meta:document-statistic meta:table-count="0" meta:image-count="0" meta:object-count="0" meta:page-count="2" meta:paragraph-count="5" meta:word-count="508" meta:character-count="3121" meta:non-whitespace-character-count="2609"/>
    <meta:generator>LibreOffice/6.1.2.1$Linux_x86 LibreOffice_project/10$Build-1</meta:generator>
  </office:meta>
</office:document-meta>
</file>